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4809" officeooo:paragraph-rsid="00034809"/>
    </style:style>
    <style:style style:name="P2" style:family="paragraph" style:parent-style-name="Standard">
      <style:text-properties officeooo:rsid="0004d79d" officeooo:paragraph-rsid="0004d7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|||||||||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11:24:45.839225415</meta:creation-date>
    <dc:date>2022-11-20T18:15:52.893150350</dc:date>
    <meta:editing-duration>PT1M10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1" meta:paragraph-count="1" meta:word-count="2" meta:character-count="15" meta:non-whitespace-character-count="14"/>
  </office:meta>
</office:document-meta>
</file>